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office:body>
    <office:text>
      <text:p text:style-name="Title">Matías Mirabelli</text:p>
      <text:p text:style-name="Horizontal_20_Line"/>
      <text:h text:style-name="Heading_20_2" text:outline-level="2">Sobre mi</text:h>
      <text:p text:style-name="First_20_paragraph">Soy un desarrollador de software con más de diez años de experiencia diseñando soluciones web. Trabajé con tecnologías de backend y frontend como PHP, Java, NodeJS, HTML/CSS/JavaScript, Flex (ActionScript 3). También trabajé con diferentes tecnología de almacenamiento de datos como Sybase, MySQL, HSQLDB, Sqlite, MongoDB y JackRabbit; key-value indexes y caches como Redis, Elastic Search y Memcached. Participé en el diseño y desarrollo de varios sistemas relacionados con gestión de contenido, redes sociales, advertising y análisis de datos. Valoro el trabajo en grupo y todo lo relacionado con ello: desarrollar en base a principios y buenas prácticas, hacer reviews de código, construir conocimiento común, adoptar metodologías de organización cuando es necesario. Pienso que poner a las personas sobre los procesos es la clave del éxito, por eso a menudo impulso la implementación de metodologías ágiles cuando es posible.</text:p>
      <text:p text:style-name="Text_20_body">Adhiero a la filosofía del software libre. Participo en la comunidad y trato de usar y contribuir al software libre cuando es posible. En mi tiempo libre desarrollo herramientas sociales para fomentar la transparencia gubernamental, la organización social y la toma de decisiones colectivas. Estudio Antropología Social y Cultural en la Universidad de San Martín y desarrollé varias herramientas como parte de mis investigaciones sobre política y movimientos sociales.</text:p>
      <text:p text:style-name="Horizontal_20_Line"/>
      <text:h text:style-name="Heading_20_2" text:outline-level="2">Links</text:h>
      <text:list text:style-name="L1">
        <text:list-item>
          <text:p text:style-name="P1">Github: https://github.com/seykron/</text:p>
        </text:list-item>
        <text:list-item>
          <text:p text:style-name="P1">Resume: http://spiria.me/cv/</text:p>
        </text:list-item>
        <text:list-item>
          <text:p text:style-name="P1">Blog: http://spiria.me</text:p>
        </text:list-item>
        <text:list-item>
          <text:p text:style-name="P1">Twitter: https://twitter.com/matias_mi</text:p>
        </text:list-item>
      </text:list>
      <text:p text:style-name="Horizontal_20_Line"/>
      <text:h text:style-name="Heading_20_2" text:outline-level="2">Sobre mi</text:h>
      <text:p text:style-name="First_20_paragraph">Nací en Mataderos, Ciudad Autónoma de Buenos Aires, Argentina. A los diez años me regalaron mi primer computadora: una Pentium 386 con Windows 3.11. Desde entonces la informática fue una de mis actividades principales junto a la electrónica. Al terminar la escuela primaria recibí como regalo de mi familia otra computadora: una AMD-K6-2 de 500MHz. Ese mismo año comencé la escuela media con orientación a electrónica y a través de un profesor conocí Visual Basic y empecé a programar en este lenguaje como pasatiempo.</text:p>
      <text:p text:style-name="Text_20_body">A los dieciseis años tuve que trabajar durante la tarde-noche en un cybercafé, y aproveché el tiempo libre para incursionar en el software libre y el desarrollo web. Trabajé dos años en el cybercafé hasta que terminé el secundario, y durante este tiempo, además del desarrollo web, investigué y me interioricé en infraestructura, seguridad informática y desarrollo a bajo nivel utilizando microcontroladores. También realicé algunos trabajos freelance como sitios web corporativos y un sistema de gestión de viajes para una remisería.</text:p>
      <text:p text:style-name="Text_20_body">Otro de mis intereses durante la escuela media fue la lectura, la escritura y la filosofía. Participé de olimpiadas de filosofía y durante años escribí un blog a través del cual conocí a muchas personas con intereses similares. Al terminar la escuela media estaba decidido a seguir trabajando en desarrollo ya que era mi pasatiempo y mi especialidad, pero al mismo tiempo la curiosidad por las humanidades me llamaba a estudiar una carrera orientada a mis otras pasiones: la escritura y la cultura como expresión de la experiencia y las relaciones humanas.</text:p>
      <text:p text:style-name="Text_20_body">Sin embargo, pospuse el comienzo de la carrera algunos años para especializarme en la profesión de desarrollador, y finalmente comencé la carrera de Antropología Social y Cultural en la Universidad Nacional de San Martín. Con la carrera se fortalecieron otros intereses: viajar a lugares nuevos, hablar con personas para conocer cómo viven y cuáles son los conflictos de la comunidad, estudiar el arte popular como expresión de la moral de un pueblo, cantar, bailar, entre otras cosas.</text:p>
      <text:p text:style-name="Text_20_body">Hoy en día todas estas actividades se complementan con mi pasión por el desarrollo de software y se traduce en el desarrollo de software libre para organizaciones y movimientos que tienen compromisos reales con la comunidad.</text:p>
      <text:p text:style-name="Horizontal_20_Line"/>
      <text:h text:style-name="Heading_20_2" text:outline-level="2">Idiomas</text:h>
      <text:list text:style-name="L2">
        <text:list-item>
          <text:p text:style-name="P2">Español (idioma materno)</text:p>
        </text:list-item>
        <text:list-item>
          <text:p text:style-name="P2">English (upper-intermediate)</text:p>
        </text:list-item>
        <text:list-item>
          <text:p text:style-name="P2">Esperanto (progresanta)</text:p>
        </text:list-item>
      </text:list>
      <text:p text:style-name="Horizontal_20_Line"/>
      <text:h text:style-name="Heading_20_2" text:outline-level="2">Experiencia en desarrollo de software</text:h>
      <text:h text:style-name="Heading_20_3" text:outline-level="3">Freelance (2004 - 2006)</text:h>
      <text:p text:style-name="First_20_paragraph">Mis primeros trabajos fueron como freelance. Entre los proyectos destacables estuvieron el sitio corporativo del laboratorio Labyes y un sistema de gestión de viajes para una remisería en Visual Basic. En esta misma época también desarrollé varios sitios utilizando Wordpress y Drupal.</text:p>
      <text:p text:style-name="Text_20_body"><text:span text:style-name="T1">Tecnologías: PHP, HTML, CSS, JavaScript, Visual Basic, MS Access, Symfony 1.0</text:span></text:p>
      <text:h text:style-name="Heading_20_3" text:outline-level="3">Netic infoservicios (2006)</text:h>
      <text:p text:style-name="First_20_paragraph">Luego de finalizar la escuela secundaria, comencé a trabajar como programador Visual Basic en una pequeña empresa que vendía un producto de SEO (posicionamiento en motores de búsqueda). En esta empresa yo era el único programador y con muy pocas herramientas tuve que resolver problemas de arquitectura y distribución. El producto era una suite de aplicaciones que interactuaban entre ellas para generar micrositios con diferentes contenidos, y se distribuía como un paquete instalable. Dejé este trabajo porque el dueño de la empresa me pidió reiteradamente que facture menos de lo que estaba cobrando.</text:p>
      <text:p text:style-name="Text_20_body"><text:span text:style-name="T1">Tecnologías: Visual Basic, MS Access, </text:span><text:a xlink:type="simple" xlink:href="https://en.wikipedia.org/wiki/Nullsoft_Scriptable_Install_System" office:name=""><text:span text:style-name="Definition"><text:span text:style-name="T1">NSIS</text:span></text:span></text:a></text:p>
      <text:h text:style-name="Heading_20_3" text:outline-level="3">W3americas (2006 - 2007)</text:h>
      <text:p text:style-name="First_20_paragraph">Mi siguiente trabajo fue en W3, una empresa de sistemas que se dedica al desarrollo y mantenimiento web para terceros. Trabajé en el mantenimiento progresivo del sitio de Citibank Brasil. Participé en el rediseño completo del sitio, principalmente en el desarrollo de componentes que requerían integración con servicios de terceros como tablas de cotizaciones del mercado bursátil y cotizaciones de moneda, entre otras cosas. Fue mi primer contacto directo con clientes, ya que a menudo tenía que coordinar las tareas con las personas responsables en Brasil. Durante mi tiempo libre aprendía sobre diseño de sistemas y desarrollo de aplicaciones web en Java, lo que más tarde usaría en mi próximo trabajo. Dejé de trabajar en W3 porque se volvió monótono y prácticamente no había desarrollo, sino mantenimiento.</text:p>
      <text:p text:style-name="Text_20_body"><text:span text:style-name="T1">Tecnologías: SourceSafe, Perl, HTML, CSS, JavaScript</text:span></text:p>
      <text:h text:style-name="Heading_20_3" text:outline-level="3">CDA (2007 - 2009)</text:h>
      <text:p text:style-name="First_20_paragraph">Luego de dejar W3 entré como programador Java en CDA, una consultora de recursos humanos. Trabajé en el desarrollo de sistemas administrativos internos relacionados con personas (altas, bajas, vacaciones, etc), por lo que aprendí bastante sobre los procesos de RRHH. También tuve la oportunidad de desarrollar desde el comienzo un sistema de homologación para el Banco Francés, un cliente de la consultora. Este sistema de homologación era parte de los controles SOX que debía cumplir el banco para garantizar la trazabilidad de todos sus procesos. Una vez finalizado este proyecto, dejé este trabajo porque los responsables del área de sistemas trataban mal a la gente. Me llevé un aprendizaje importante sobre la gestión técnica de un proyecto de desarrollo, experiencia en diferentes tecnologías Java, y experiencia en la resolución de diferentes problemas de infraestructura relativos a acceso a datos, almacenamiento, control de carga, empaquetado y distribución de aplicaciones Java, entre otros.</text:p>
      <text:p text:style-name="Text_20_body"><text:span text:style-name="T1">Tecnologías: SVN, Ant, Java EE (v1.4/1.6 + Web Services), Sybase DB, Ibatis, Struts, JSP, HTML, CSS, JavaScript, Flex (ActionScript 3, Cairngorm)</text:span></text:p>
      <text:h text:style-name="Heading_20_3" text:outline-level="3">Globant (2009 - 2013)</text:h>
      <text:p text:style-name="First_20_paragraph">Mi siguiente trabajo fue en Globant, otra consultora de recursos humanos. Entré como desarrollador web a un proyecto de JWT, un cliente de la consultora. El proyecto consistía en una reingeniería completa de un sistema de manejo de contenido. El sistema organizaba contenido digital como documentos, imágenes, y videos, y uno de los requisitos era que pudiera reutilizarse para diferentes clientes de la agencia, de manera que JWT pudiera revenderle el almacenamiento y la gestión de contenido a sus clientes. A diferencia de CDA donde trabajaba con un modelo de programación request/response clásico, en este proyecto conocí un modelo de programación orientado a servicios, donde gran parte de la responsabilidad de la aplicación estaba delegada en el frontend.</text:p>
      <text:p text:style-name="Text_20_body">En Globant también tuve mi primera experiencia coordinando un equipo de desarrollo para JWT. Comenzamos un nuevo proyecto que buscaba resolver el problema de la fragmentación entre las agencias de JWT. A través de una red social de proyectos de marketing, las agencias en distintas partes del mundo podían presentar ideas creativas para estos proyectos, interactuar entre ellas, compartir contenido y conocer el trabajo de las demás. Para fomentar la participación, las ideas eran votadas por los mismos usuarios de la comunidad de JWT, y la más votada era la idea que se realizaría. Mi rol antes de comenzar el proyecto consistió en estimar el esfuerzo total del proyecto, configurar la infraestructura base para que el equipo pudiera trabajar sobre el código y acordar con el cliente la modalidad de entrega y seguimiento del proyecto. Mi rol dentro del proyecto era estimar junto al equipo los distintos componentes y organizar las estimaciones en <text:span text:style-name="T1">sprints</text:span>, hablar con el cliente y, por supuesto, programar a la par del equipo y destrabar los problemas técnicos que fueran surgiendo.</text:p>
      <text:p text:style-name="Text_20_body">Este último proyecto terminó muy bien, y uno de los mayores aprendizajes fue que cuando se trata de aplicaciones con flows complejos el modelo de programación orientado a servicios puede parecer una ventaja al principio, pero a mediano plazo el mantenimiento de un <text:span text:style-name="T1">anemic domain</text:span> tiene un costo altísimo y se vuelve inviable para productos que necesitan una evolución constante y a largo plazo, salvo excepciones. También aprendí a gestionar servicios de AWS y a resolver problemas de infraestructura más complejos como el manejo de índices de búsqueda distribuídos.</text:p>
      <text:p text:style-name="Text_20_body">Luego de más de dos años de trabajar con JWT, comencé a trabajar con un nuevo cliente de la consultora: 55social. El desafío era construir una plataforma de social media management para facilitar la gestión de contenido y campañas de marketing en redes sociales. Gracias a un pequeño y excelente equipo de desarrollo la primera versión del producto estuvo online en cuatro meses. Luego de dos años de desarrollo, la empresa se desvinculó de Globant y yo seguí trabajando para ellos.</text:p>
      <text:p text:style-name="Text_20_body"><text:span text:style-name="T1">Tecnologías: SVN, GIT, Maven, Java EE, MySQL, JackRabbit, Hibernate, Spring MVC, jawr, Freemarker, YahooUI, AWS, ImageMagick, FFMPeg</text:span></text:p>
      <text:h text:style-name="Heading_20_3" text:outline-level="3">55Social (desde 2013)</text:h>
      <text:p text:style-name="First_20_paragraph">Desde entonces trabajo en 55social, una empresa cuyo mercado principal son las agencias digitales de Brasil. En desarrollo utilizamos un modelo de programación híbrido request/response con un frontend rico pero sin responsabilidades funcionales. Como prácticas de diseño usamos <text:span text:style-name="T1">domain driven design</text:span> y TDD. Como principios organizadores adoptamos la Regla de Tres de Martin Fowler para refactoring, la noción de <text:span text:style-name="T1">Single Responsibility Principle</text:span> de Robert Martin, y la inversión de dependencias. Algunas prácticas de equipo son peer reviews, charlas de diseño de arquitectura y trabajo iterativo con el equipo funcional.</text:p>
      <text:p text:style-name="Text_20_body">La organización del trabajo está orientada al desarrollo de features y utilizamos <text:span text:style-name="T1">sprints</text:span> como unidad de commitment del equipo. Los tiempos de desarrollo de las features son variables, y para mostrar un progreso del desarrollo dividimos el sprint en <text:span text:style-name="T1">checkpoints</text:span> para hacer foco sobre un aspecto específico de la feature.</text:p>
      <text:p text:style-name="Text_20_body">Durante casi toda mi experiencia en Globant y 55social también fui entrevistador y dicté varios talleres y capacitaciones sobre desarrollo web.</text:p>
      <text:p text:style-name="Text_20_body"><text:span text:style-name="T1">Tecnologías: GIT, Maven, Java EE, Hibernate, Spring MVC, </text:span><text:a xlink:type="simple" xlink:href="https://github.com/katari/Katari" office:name=""><text:span text:style-name="Definition"><text:span text:style-name="T1">Katari</text:span></text:span></text:a><text:span text:style-name="T1">, Elastic Search, Freemarker, Social APIs (Facebook, Twitter, Google Plus), jQuery UI, </text:span><text:a xlink:type="simple" xlink:href="https://github.com/MegafonWebLab/histone-javascript" office:name=""><text:span text:style-name="Definition"><text:span text:style-name="T1">Histone</text:span></text:span></text:a><text:span text:style-name="T1">, </text:span><text:a xlink:type="simple" xlink:href="https://en.wikipedia.org/wiki/OOCSS" office:name=""><text:span text:style-name="Definition"><text:span text:style-name="T1">OOCSS</text:span></text:span></text:a><text:span text:style-name="T1">, AWS</text:span></text:p>
      <text:h text:style-name="Heading_20_3" text:outline-level="3">Software libre</text:h>
      <text:p text:style-name="First_20_paragraph">Durante años desarrollé, mantuve y colaboré en distintos proyectos de software libre. La lógica de organización de una comunidad de software libre es diferente a la de las empresas, y la experiencia de gestionar estos proyectos me ayudó a desarrollar una visión del liderazgo más crítica y orientada a la resolución de problemas a través de la colaboración. Muchos de los proyectos que empecé ya no existen, pero hay otros tantos que están publicados en github y me gustaría hacer algunos comentarios sobre los más relevantes.</text:p>
      <text:h text:style-name="Heading_20_4" text:outline-level="4">Yo los paro</text:h>
      <text:p text:style-name="First_20_paragraph"><text:a xlink:type="simple" xlink:href="http://yolosparo.org" office:name=""><text:span text:style-name="Definition">Yo los paro</text:span></text:a> es una campaña de concientización sobre las irregularidades de la nueva Ley de Hidrocarburos argentina que se aprobó en el 2014. El objetivo de la campaña fue promover la participación directa de las personas, de modo que sin ningún tipo de registro pudieran enviarle mensajes a los legisladores nacionales. La visión es convertir esta campaña en una <text:a xlink:type="simple" xlink:href="https://github.com/piratas-%20ar/yolosparo/tree/feature/support-multiple-campaigns" office:name=""><text:span text:style-name="Definition">plataforma de participación directa</text:span></text:a>.</text:p>
      <text:list text:style-name="L3">
        <text:list-item>
          <text:p text:style-name="P3"><text:a xlink:type="simple" xlink:href="https://github.com/piratas-ar/yolosparo" office:name=""><text:span text:style-name="Definition">Repositorio de Github</text:span></text:a></text:p>
        </text:list-item>
        <text:list-item>
          <text:p text:style-name="P3"><text:a xlink:type="simple" xlink:href="http://yolosparo.org" office:name=""><text:span text:style-name="Definition">Sitio</text:span></text:a></text:p>
        </text:list-item>
      </text:list>
      <text:p text:style-name="First_20_paragraph"><text:span text:style-name="T1">Tecnologías: Grunt, JavaScript (NodeJS), MySQL, ExpressJS, Handlebars</text:span></text:p>
      <text:h text:style-name="Heading_20_4" text:outline-level="4">Importador de datos legislativos</text:h>
      <text:p text:style-name="First_20_paragraph"><text:a xlink:type="simple" xlink:href="https://github.com/seykron/ogov-importer" office:name=""><text:span text:style-name="Definition">ogov-importer</text:span></text:a> obtiene todos los proyectos legislativos y los respectivos votos del Congreso Nacional Argentino desde el 2001 hasta la fecha, la lista de legisladores y las reuniones de comisión, entre otras cosas. El importador es genérico y está diseñado para hacer scrapping de sitios de forma rápida y eficiente.</text:p>
      <text:list text:style-name="L4">
        <text:list-item>
          <text:p text:style-name="P4"><text:a xlink:type="simple" xlink:href="https://github.com/seykron/ogov-importer" office:name=""><text:span text:style-name="Definition">Repositorio de Github</text:span></text:a></text:p>
        </text:list-item>
      </text:list>
      <text:p text:style-name="First_20_paragraph"><text:span text:style-name="T1">Tecnologías: Grunt, JavaScript (NodeJS), </text:span><text:a xlink:type="simple" xlink:href="https://github.com/cheeriojs/cheerio" office:name=""><text:span text:style-name="Definition"><text:span text:style-name="T1">Cheerio</text:span></text:span></text:a></text:p>
      <text:h text:style-name="Heading_20_4" text:outline-level="4">Paperhub</text:h>
      <text:p text:style-name="First_20_paragraph"><text:a xlink:type="simple" xlink:href="https://github.com/seykron/paperhub" office:name=""><text:span text:style-name="Definition">Paperhub</text:span></text:a> es una prueba de concepto para editar documentos colaborativamente y convertirlos a PDF leyendo los documentos directamente desde github. Utiliza <text:a xlink:type="simple" xlink:href="http://etherpad.org/" office:name=""><text:span text:style-name="Definition">etherpad</text:span></text:a> como editor colaborativo y <text:a xlink:type="simple" xlink:href="http://pandoc.org/" office:name=""><text:span text:style-name="Definition">pandoc</text:span></text:a> para exportar documentos a PDF.</text:p>
      <text:list text:style-name="L5">
        <text:list-item>
          <text:p text:style-name="P5"><text:a xlink:type="simple" xlink:href="https://github.com/seykron/paperhub" office:name=""><text:span text:style-name="Definition">Repositorio de Github</text:span></text:a></text:p>
        </text:list-item>
      </text:list>
      <text:p text:style-name="First_20_paragraph"><text:span text:style-name="T1">Tecnologías: JavaScript (NodeJS), Memcached, ExpressJS, Handlebars, Github API</text:span></text:p>
      <text:h text:style-name="Heading_20_4" text:outline-level="4">API para cliente de IRC</text:h>
      <text:p text:style-name="First_20_paragraph"><text:a xlink:type="simple" xlink:href="https://github.com/seykron/irc-client-api" office:name=""><text:span text:style-name="Definition">irc-client-api</text:span></text:a> permite conectarse a un servidor IRC desde el browser a través de una API de bajo nivel. Soporta diferentes transportes, por lo que se puede adaptar a distintos dispositivos o ambientes.</text:p>
      <text:list text:style-name="L6">
        <text:list-item>
          <text:p text:style-name="P6"><text:a xlink:type="simple" xlink:href="https://github.com/seykron/irc-client-api" office:name=""><text:span text:style-name="Definition">Repositorio de Github</text:span></text:a></text:p>
        </text:list-item>
      </text:list>
      <text:p text:style-name="First_20_paragraph"><text:span text:style-name="T1">Tecnologías: Grunt, JavaScript (NodeJS), WebSockets</text:span></text:p>
      <text:h text:style-name="Heading_20_4" text:outline-level="4">Pirate crew</text:h>
      <text:p text:style-name="First_20_paragraph"><text:a xlink:type="simple" xlink:href="https://github.com/piratas-ar/pirate-crew" office:name=""><text:span text:style-name="Definition">Pirate crew</text:span></text:a> es un formulario de registro seguro, cuyo objetivo es permitir el registro de personas protegiendo los datos de manera que ninguna persona con acceso físico al servidor pueda leerlos. Para esto los datos se encriptan en el browser con una llave pública, y la respectiva llave privada debe estar partida al menos en tres partes y distribuída en distintas personas.</text:p>
      <text:list text:style-name="L7">
        <text:list-item>
          <text:p text:style-name="P7"><text:a xlink:type="simple" xlink:href="https://github.com/piratas-ar/pirate-crew" office:name=""><text:span text:style-name="Definition">Repositorio de Github</text:span></text:a></text:p>
        </text:list-item>
      </text:list>
      <text:p text:style-name="First_20_paragraph"><text:span text:style-name="T1">Tecnologías: JavaScript (NodeJS), ExpressJS, Handlebars, OpenPGP.js</text:span></text:p>
      <text:p text:style-name="Horizontal_20_Line"/>
      <text:h text:style-name="Heading_20_2" text:outline-level="2">Educación formal</text:h>
      <text:list text:style-name="L8">
        <text:list-item>
          <text:p text:style-name="P8">Universidad Nacional de San Martín (en curso) - <text:span text:style-name="T1">Lic. en Antropología Social y Cultural</text:span></text:p>
        </text:list-item>
        <text:list-item>
          <text:p text:style-name="P8">E.N.E.T N°17 D.E. 20 (2001 - 2006) - <text:span text:style-name="T1">Técnico Electrónico</text:span></text:p>
        </text:list-item>
        <text:list-item>
          <text:p text:style-name="P8">Alfonsina Storni (Escuela Primaria)</text:p>
        </text:list-item>
      </text:list>
      <text:p text:style-name="Horizontal_20_Line"/>
      <text:h text:style-name="Heading_20_2" text:outline-level="2">Contacto</text:h>
      <text:p text:style-name="First_20_paragraph">Pueden contactarme por email a <text:a xlink:type="simple" xlink:href="mailto:matt@spiria.me" office:name=""><text:span text:style-name="Definition">matt@spiria.me</text:span></text:a>. Referencias personales a ped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